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BookmanOldStyle" svg:font-family="BookmanOldStyle" style:font-family-generic="roman"/>
    <style:font-face style:name="BookmanOldStyle-BoldItalic" svg:font-family="BookmanOldStyle-BoldItalic" style:font-family-generic="roman"/>
    <style:font-face style:name="BookmanOldStyle-Italic" svg:font-family="BookmanOldStyle-Italic" style:font-family-generic="roman"/>
    <style:font-face style:name="BookmanOldStyle-Italic1" svg:font-family="BookmanOldStyle-Italic" style:font-family-generic="script"/>
    <style:font-face style:name="DomesticManners" svg:font-family="DomesticManners" style:font-family-generic="swiss"/>
    <style:font-face style:name="MyriadPro-SemiboldSemiCn" svg:font-family="MyriadPro-SemiboldSemiCn" style:font-family-generic="swiss"/>
    <style:font-face style:name="OpenSans-Bold" svg:font-family="OpenSans-Bold" style:font-family-generic="swiss"/>
    <style:font-face style:name="OpenSans-Extrabold" svg:font-family="OpenSans-Extrabold" style:font-family-generic="swiss"/>
    <style:font-face style:name="VistaSansOT-Black" svg:font-family="VistaSansOT-Black" style:font-family-generic="swiss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Andalus" fo:font-size="11pt" style:font-name-asian="MyriadPro-SemiboldSemiCn" style:font-size-asian="11pt" style:font-name-complex="MyriadPro-SemiboldSemiCn" style:font-size-complex="11pt"/>
    </style:style>
    <style:style style:name="P2" style:family="paragraph" style:parent-style-name="Standard" style:list-style-name="">
      <style:paragraph-properties style:text-autospace="none"/>
      <style:text-properties fo:color="#000000" style:font-name="Andalus" fo:font-size="11pt" style:font-name-asian="OpenSans-Extrabold" style:font-size-asian="11pt" style:font-name-complex="OpenSans-Extrabold" style:font-size-complex="11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Andalus" fo:font-size="11pt" style:font-name-asian="OpenSans-Extrabold" style:font-size-asian="11pt" style:font-name-complex="OpenSans-Extrabold" style:font-size-complex="11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333333" style:font-name="Andalus" fo:font-size="11pt" fo:font-style="italic" style:font-name-asian="BookmanOldStyle-Italic" style:font-size-asian="11pt" style:font-style-asian="italic" style:font-name-complex="BookmanOldStyle-Italic" style:font-size-complex="11pt" style:font-style-complex="italic"/>
    </style:style>
    <style:style style:name="P5" style:family="paragraph" style:parent-style-name="Standard" style:list-style-name="">
      <style:paragraph-properties style:text-autospace="none"/>
      <style:text-properties style:font-name="Andalus" fo:font-size="11pt" style:font-size-asian="11pt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Andalus" fo:font-size="11pt" style:font-size-asian="11pt" style:font-size-complex="11pt"/>
    </style:style>
    <style:style style:name="T1" style:family="text">
      <style:text-properties fo:color="#ffffff"/>
    </style:style>
    <style:style style:name="T2" style:family="text">
      <style:text-properties fo:color="#ffffff" fo:font-style="italic" style:font-style-asian="italic" style:font-style-complex="italic"/>
    </style:style>
    <style:style style:name="T3" style:family="text">
      <style:text-properties fo:color="#ffffff" fo:font-style="italic" fo:font-weight="bold" style:font-name-asian="BookmanOldStyle-BoldItalic" style:font-style-asian="italic" style:font-weight-asian="bold" style:font-name-complex="BookmanOldStyle-BoldItalic" style:font-style-complex="italic" style:font-weight-complex="bold"/>
    </style:style>
    <style:style style:name="T4" style:family="text">
      <style:text-properties fo:color="#ffffff" fo:font-weight="bold" style:font-name-asian="OpenSans-Bold" style:font-weight-asian="bold" style:font-name-complex="OpenSans-Bold" style:font-weight-complex="bold"/>
    </style:style>
    <style:style style:name="T5" style:family="text">
      <style:text-properties fo:color="#ffffff" style:font-name-asian="OpenSans-Extrabold" style:font-name-complex="OpenSans-Extrabold"/>
    </style:style>
    <style:style style:name="T6" style:family="text">
      <style:text-properties fo:color="#4d4d4d" style:font-name-asian="VistaSansOT-Black" style:font-name-complex="VistaSansOT-Black"/>
    </style:style>
    <style:style style:name="T7" style:family="text">
      <style:text-properties fo:color="#333333" fo:font-style="italic" fo:font-weight="bold" style:font-name-asian="BookmanOldStyle-BoldItalic" style:font-style-asian="italic" style:font-weight-asian="bold" style:font-name-complex="BookmanOldStyle-BoldItalic" style:font-style-complex="italic" style:font-weight-complex="bold"/>
    </style:style>
    <style:style style:name="T8" style:family="text">
      <style:text-properties fo:color="#333333" fo:font-style="italic" style:font-name-asian="BookmanOldStyle-Italic" style:font-style-asian="italic" style:font-name-complex="BookmanOldStyle-Italic" style:font-style-complex="italic"/>
    </style:style>
    <style:style style:name="T9" style:family="text">
      <style:text-properties fo:color="#333333" fo:font-style="italic" style:font-name-asian="BookmanOldStyle" style:font-style-asian="italic" style:font-name-complex="BookmanOldStyle" style:font-style-complex="italic"/>
    </style:style>
    <style:style style:name="T10" style:family="text">
      <style:text-properties fo:color="#333333" fo:font-style="italic" style:font-name-asian="BookmanOldStyle-Italic1" style:font-style-asian="italic" style:font-name-complex="BookmanOldStyle-Italic1" style:font-style-complex="italic"/>
    </style:style>
    <style:style style:name="T11" style:family="text">
      <style:text-properties fo:color="#333333" style:font-name-asian="BookmanOldStyle" style:font-name-complex="BookmanOldStyle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oOL</text:span></text:p>
      <text:p text:style-name="P1"><text:span text:style-name="T6">Objectif grammatical DOC 3</text:span></text:p>
      <text:p text:style-name="P1"><text:span text:style-name="T6">LES QUANTIFIEURS ( SOME, ANY, NO, NOT ANY)</text:span></text:p>
      <text:p text:style-name="P1"><text:span text:style-name="T6">EX. 1</text:span></text:p>
      <text:p text:style-name="P1"><text:span text:style-name="T5"><text:s/></text:span><text:span text:style-name="T7">a. </text:span><text:span text:style-name="T8">According to the First Amendment, “Congress shall make </text:span><text:span text:style-name="T7">no </text:span><text:span text:style-name="T8">law abridging the freedom of speech or of the press”.</text:span></text:p>
      <text:p text:style-name="P1"><text:span text:style-name="T7">b. </text:span><text:span text:style-name="T8">Have you bought </text:span><text:span text:style-name="T7">any </text:span><text:span text:style-name="T8">quality newspapers today?</text:span></text:p>
      <text:p text:style-name="P1"><text:span text:style-name="T7">c. Some </text:span><text:span text:style-name="T8">whistleblowers have contacted the main newspapers to reveal secrets to</text:span></text:p>
      <text:p text:style-name="P4">the public.</text:p>
      <text:p text:style-name="P1"><text:span text:style-name="T7">d. </text:span><text:span text:style-name="T8">There are </text:span><text:span text:style-name="T7">no </text:span><text:span text:style-name="T8">objective articles. They are all biased.</text:span></text:p>
      <text:p text:style-name="P1"><text:span text:style-name="T7">e. Some </text:span><text:span text:style-name="T8">American reporters, like Bod Woodward and Carl Bernstein, became famous after revealing the Watergate scandal.</text:span></text:p>
      <text:p text:style-name="P1"><text:span text:style-name="T7">f. </text:span><text:span text:style-name="T8">There is </text:span><text:span text:style-name="T7">no </text:span><text:span text:style-name="T8">doubt that this is fake news! That’s so astonishing!</text:span></text:p>
      <text:p text:style-name="P6"><text:span text:style-name="T7">g. </text:span><text:span text:style-name="T8">Did you meet </text:span><text:span text:style-name="T7">any </text:span><text:span text:style-name="T8">reporters at the Minneapolis Media Center?</text:span></text:p>
      <text:p text:style-name="P5"><text:span text:style-name="T8"/></text:p>
      <text:p text:style-name="P5"><text:span text:style-name="T8">L'ASPECT be + V-ING</text:span></text:p>
      <text:p text:style-name="P5"><text:span text:style-name="T8">EX. 2</text:span></text:p>
      <text:p text:style-name="P2"><text:span text:style-name="T7">a. </text:span><text:span text:style-name="T9">4 expression de durée</text:span></text:p>
      <text:p text:style-name="P3"><text:span text:style-name="T7">b. </text:span><text:span text:style-name="T11">3 futur proche</text:span></text:p>
      <text:p text:style-name="P3"><text:span text:style-name="T7">c. </text:span><text:span text:style-name="T11">1 action en cours</text:span></text:p>
      <text:p text:style-name="P3"><text:span text:style-name="T12">d. </text:span>2 description</text:p>
      <text:p text:style-name="P3"><text:span text:style-name="T11"/></text:p>
      <text:p text:style-name="P3"><text:span text:style-name="T11">EX. 3</text:span></text:p>
      <text:p text:style-name="P3"><text:span text:style-name="T7">a. </text:span><text:span text:style-name="T8">The president </text:span><text:span text:style-name="T7">has been criticising </text:span><text:span text:style-name="T8">the media since he was elected. </text:span></text:p>
      <text:p text:style-name="P3"><text:span text:style-name="T7">b. </text:span><text:span text:style-name="T8">The US mass media </text:span><text:span text:style-name="T7">include </text:span><text:span text:style-name="T8">newspapers, radio, television, magazines… and social networks of course!</text:span></text:p>
      <text:p text:style-name="P3"><text:span text:style-name="T7">c. </text:span><text:span text:style-name="T8">A lot of reporters </text:span><text:span text:style-name="T7">are coming </text:span><text:span text:style-name="T8">to the conference tomorrow evening.</text:span></text:p>
      <text:p text:style-name="P6"><text:span text:style-name="T7">d. </text:span><text:span text:style-name="T10">Usually, efficient reporters </text:span><text:span text:style-name="T7">spend </text:span><text:span text:style-name="T8">little time writing their artic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BookmanOldStyle" svg:font-family="BookmanOldStyle" style:font-family-generic="roman"/>
    <style:font-face style:name="BookmanOldStyle-BoldItalic" svg:font-family="BookmanOldStyle-BoldItalic" style:font-family-generic="roman"/>
    <style:font-face style:name="BookmanOldStyle-Italic" svg:font-family="BookmanOldStyle-Italic" style:font-family-generic="roman"/>
    <style:font-face style:name="BookmanOldStyle-Italic1" svg:font-family="BookmanOldStyle-Italic" style:font-family-generic="script"/>
    <style:font-face style:name="DomesticManners" svg:font-family="DomesticManners" style:font-family-generic="swiss"/>
    <style:font-face style:name="MyriadPro-SemiboldSemiCn" svg:font-family="MyriadPro-SemiboldSemiCn" style:font-family-generic="swiss"/>
    <style:font-face style:name="OpenSans-Bold" svg:font-family="OpenSans-Bold" style:font-family-generic="swiss"/>
    <style:font-face style:name="OpenSans-Extrabold" svg:font-family="OpenSans-Extrabold" style:font-family-generic="swiss"/>
    <style:font-face style:name="VistaSansOT-Black" svg:font-family="VistaSansOT-Black" style:font-family-generic="swiss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0:53.28</meta:creation-date>
    <dc:date>2020-03-30T14:08:06.58</dc:date>
    <meta:editing-duration>PT7M1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23" meta:word-count="182" meta:character-count="1049"/>
  </office:meta>
</office:document-meta>
</file>